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Copperplate Gothic Bold" svg:font-family="'Copperplate Gothic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_20_Shobido_20_2">
      <style:text-properties fo:color="#0066cc" style:text-line-through-style="none" fo:font-weight="normal" style:font-weight-asian="normal" style:font-weight-complex="normal"/>
    </style:style>
    <style:style style:name="P2" style:family="paragraph" style:parent-style-name="Corpus_20_Note">
      <style:text-properties fo:color="#0066cc"/>
    </style:style>
    <style:style style:name="P3" style:family="paragraph" style:parent-style-name="Corpus_20_Note">
      <style:paragraph-properties fo:padding="0.074cm" fo:border-left="none" fo:border-right="none" fo:border-top="none" fo:border-bottom="0.002cm solid #000000" style:join-border="false"/>
      <style:text-properties fo:color="#0066cc"/>
    </style:style>
    <style:style style:name="P4" style:family="paragraph" style:parent-style-name="Corpus_20_Note">
      <style:paragraph-properties fo:padding="0.074cm" fo:border-left="none" fo:border-right="none" fo:border-top="none" fo:border-bottom="0.002cm solid #000000" style:join-border="false"/>
    </style:style>
    <style:style style:name="P5" style:family="paragraph" style:parent-style-name="Corpus_20_A">
      <style:text-properties fo:color="#0066cc"/>
    </style:style>
    <style:style style:name="P6" style:family="paragraph" style:parent-style-name="Corpus_20_A">
      <style:text-properties fo:color="#0066cc" style:text-line-through-style="none" fo:font-weight="normal" style:font-weight-asian="normal" style:font-weight-complex="normal"/>
    </style:style>
    <style:style style:name="P7" style:family="paragraph" style:parent-style-name="Corpus_20_A">
      <style:text-properties fo:color="#0066cc" style:text-line-through-style="none" fo:font-weight="normal" style:font-size-asian="10.5pt" style:font-weight-asian="normal" style:font-weight-complex="normal"/>
    </style:style>
    <style:style style:name="P8" style:family="paragraph" style:parent-style-name="Corpus_20_A">
      <style:text-properties fo:color="#0066cc" style:text-line-through-style="none" style:font-size-asian="10.5pt"/>
    </style:style>
    <style:style style:name="P9" style:family="paragraph" style:parent-style-name="Corpus_20_A">
      <style:text-properties fo:color="#0066cc" style:text-line-through-style="solid" style:text-line-through-type="double" style:font-size-asian="10.5pt"/>
    </style:style>
    <style:style style:name="P10" style:family="paragraph" style:parent-style-name="Corpus_20_A">
      <style:text-properties fo:color="#99284c"/>
    </style:style>
    <style:style style:name="P11" style:family="paragraph" style:parent-style-name="Corpus_20_A">
      <style:text-properties fo:color="#800000" style:text-line-through-style="solid"/>
    </style:style>
    <style:style style:name="P12" style:family="paragraph" style:parent-style-name="Corpus_20_A">
      <style:text-properties fo:color="#800000" style:text-line-through-style="none" style:font-size-asian="10.5pt"/>
    </style:style>
    <style:style style:name="P13" style:family="paragraph" style:parent-style-name="Corpus_20_Note">
      <style:text-properties fo:color="#0066cc"/>
    </style:style>
    <style:style style:name="P14" style:family="paragraph" style:parent-style-name="Corpus_20_Note">
      <style:text-properties fo:color="#800000"/>
    </style:style>
    <style:style style:name="P15" style:family="paragraph" style:parent-style-name="Corpus_20_A">
      <style:text-properties fo:color="#0066cc" fo:background-color="#ffff00"/>
    </style:style>
    <style:style style:name="P16" style:family="paragraph" style:parent-style-name="Corpus_20_A">
      <style:text-properties fo:color="#800000" style:text-line-through-style="solid"/>
    </style:style>
    <style:style style:name="P17" style:family="paragraph" style:parent-style-name="Corpus_20_A">
      <style:text-properties fo:color="#800000" style:text-line-through-style="solid" style:font-size-asian="10.5pt"/>
    </style:style>
    <style:style style:name="T1" style:family="text">
      <style:text-properties fo:color="#0066cc"/>
    </style:style>
    <style:style style:name="T2" style:family="text">
      <style:text-properties fo:color="#0066cc" style:text-underline-style="none"/>
    </style:style>
    <style:style style:name="T3" style:family="text">
      <style:text-properties fo:color="#0066cc" style:text-line-through-style="solid" style:text-line-through-type="double" style:font-size-asian="10.5pt"/>
    </style:style>
    <style:style style:name="T4" style:family="text">
      <style:text-properties fo:color="#800000"/>
    </style:style>
    <style:style style:name="T5" style:family="text">
      <style:text-properties fo:color="#800000" fo:background-color="#ffff00"/>
    </style:style>
    <style:style style:name="T6" style:family="text">
      <style:text-properties fo:color="#800000" style:text-line-through-style="solid"/>
    </style:style>
    <style:style style:name="T7" style:family="text">
      <style:text-properties fo:color="#800000"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color="#008000" fo:font-style="italic" style:font-style-asian="italic" style:font-style-complex="italic"/>
    </style:style>
    <style:style style:name="T11" style:family="text">
      <style:text-properties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rps à corps (4)</text:h>
      <text:p text:style-name="Title_20_Shobido_20_2">Mouvements de charge</text:p>
      <text:p text:style-name="Corpus_20_A">Une unité qui a reçu un ordre de manœuvre ou de mouvement et qui n'a pas tiré est éligible pour effectuer une charge.</text:p>
      <text:p text:style-name="Corpus_20_A">Par ordre d'initiative décroissante, puis à nouveau par ordre d’initiative croissante chaque unité éligible peut soit attendre et ne pas effectuer d'action, soit effectuer un mouvement de charge. Elle ne peut néanmoins effectuer son mouvement qu'une seule fois par phase de corps à corps.</text:p>
      <text:p text:style-name="Corpus_20_A">La distance parcourue par les soldats lors d'une « charge » <text:s/>est <text:span text:style-name="T2">de </text:span><text:span text:style-name="T2">4</text:span><text:span text:style-name="T2">ps. La compétence « saut » amène ce mouvement à </text:span><text:span text:style-name="T2">8</text:span><text:span text:style-name="T2">ps</text:span><text:span text:style-name="T2">.</text:span></text:p>
      <text:p text:style-name="Corpus_20_A">Cette distance de charge est un maximum, la distance parcourue est libre dans le respect de la limite maximale.<text:span text:style-name="T1"> Il n’y a pas de m</text:span><text:span text:style-name="T1">é</text:span><text:span text:style-name="T1">canisme for</text:span><text:span text:style-name="T1">ç</text:span><text:span text:style-name="T1">ant la charge a se diriger vers l’ennemi, je ne sais pas si c’est bon ou mauvais, faut il acce</text:span><text:span text:style-name="T1">pter que le mouvement de charge puissent servir à « kiter » si oui « mouvement » avec une charge de kite (mvt + option de tir <text:s/>+ option de 4/8 ps) n’est il pas en concurrence d</text:span><text:span text:style-name="T1">é</text:span><text:span text:style-name="T1">loyale avec d</text:span><text:span text:style-name="T1">é</text:span><text:span text:style-name="T1">placement juste mvt +max (d6/d6)</text:span><text:span text:style-name="T1">=(~mvt +4,47 ps)</text:span></text:p>
      <text:p text:style-name="Corpus_20_A"><text:span text:style-name="T1">l’une des solutions pourrait </text:span><text:span text:style-name="T1">ê</text:span><text:span text:style-name="T1">tre d</text:span><text:span text:style-name="T1">e virer le jet de des max D6D6 pour deplacement et de le remplacer par un 6 fixe ( moins de jets) ou de faire max(D10/D10), et de modifier la comp</text:span><text:span text:style-name="T1">é</text:span><text:span text:style-name="T1">tence « saut » afin quelle </text:span><text:span text:style-name="T1">pe</text:span><text:span text:style-name="T1">rmette de ne parcourir 8 ps </text:span><text:span text:style-name="T1">au lieu de 4 </text:span><text:span text:style-name="T1">qu’a la condition que ce mouvement l’emm</text:span><text:span text:style-name="T1">è</text:span><text:span text:style-name="T1">ne socle à socle avec un ennemi pour d</text:span><text:span text:style-name="T1">é</text:span><text:span text:style-name="T1">clencher un corps à corps</text:span><text:span text:style-name="T1">.</text:span></text:p>
      <text:p text:style-name="Corpus_20_A">Tout contact entre deux unités ennemies entraine l'ouverture d'un combat. Les combats sont résolus dès leur apparition, en prenant en compte l'état du terrain tel qu'il est sur le moment. </text:p>
      <text:p text:style-name="P11">Il ne peut jamais y avoir de contact multiples si deux adversaires sont en contact et ont deja livré leur corps à corps toute une nouvelle arrivée en contact d’un de vos soldat avec le soldat ennemi attaqué doit provoquer le retrait de votre précédent soldat du corps à corps de la distance minimale nécessaire a ce qu’il ne touche plus aucun socle ennemi (0,25-0,5 ps suffisent en general). Le nouvel arrivant remplace en quelques sorte son camarade dans la poursuite de l’assaut. ceci vaut également pour les soldats au tapis, si un de vos soldat engage un ennemi en contact socle à socle avec un de vos soldats au tapis, le soldat au tapis est alors mis légèrement en retrait .<text:span text:style-name="T11"> Je propose de retirer ce point de règle qui se justifie « difficilement » par un argument de réalisme et qui propose de se livrer à une activité un peu superflue de micromanagement (bouger d'1/4 de ps une figurine = semble facile et rapide sur le papier, peut se révéler acrobatique lorsqu'on a un combat en haut d'un rempart et que les socles sont déjà en proie à un déséquilibre du fait d'une figurine mal soclée, ou trop volumineuse, etc...) alors qu'avoir une figurine multi engagée ne représente pas une problématique insoluble en terme d'adaptation des règles. 1) Si il y a multicontact cela ne peut être que par la volonté de celui qui charge, et le fait d'avoir 2 soldats engagés avec 1 seul en face est aux vues des règles actuelles plus handicapant pour celui qui sacrifie 2 soldats pour en engager 1 seul que l'inverse !. 2) Les combats sont résolus de manière instantanée → le double contact ne change rien dans la résolution d'un nouveau contact. Le soldat en surplus est considéré comme n'importe quel autre soutien... 3) Les unités engagées doivent (si ce n'était pas le cas) être considérées comme des soutiens valides (puisqu'elles sont « valides »).</text:span></text:p>
      <text:p text:style-name="P5">Nouvelle notion : <text:s/>intervention contre charge</text:p>
      <text:p text:style-name="P5"><text:soft-page-break/>lorsqu’un soldat « au tapis » est chargé en corps à corps <text:s/>un soldat valide et non engagé de son camp distant de moins de 3 pas (de centre à centre des socles) peut déclarer une intervention , et s’il réussi un jet d’initiative (D10 &lt; initiative) remplace son camarade (les positions des deux modèles sont alors échangés) pour encaisser la charge en cas d’égalité son camarade subit une touche avant que les positions ne soient echangées, en cas d’echec le soldat au tapis est tué avant d’être remplacé.</text:p>
      <text:p text:style-name="P17">Il est important de noter qu’une intervention peut etre exécutée en utilisant un soldat non bloque et non engage mais qui à déjà livré un corps à corps ce tour ci ( mais qui n’est plus engagé car il à été remplacé par un camarade qui à chargé le même adversaire que lui).<text:span text:style-name="T11"> Inutile si on supprime l'impossibilité du multicontact.</text:span></text:p>
      <text:p text:style-name="P12">NdD : il me semble que le test effectué pour l'intervention devrait être un test de Cd plutôt que d'ini dans la mesure où le fait de s'interposer se mesure plus sur le « courage et l'abnégation » du soldat que sur son agilité.</text:p>
      <text:p text:style-name="Corpus_20_A">L'ordre dans lequel les combats sont résolus peut donc avoir une incidence majeure sur l'évolution générale d'un corps à corps.</text:p>
      <text:p text:style-name="Title_20_Shobido_20_2">combats</text:p>
      <text:p text:style-name="Corpus_20_A">Comptez les soutiens des deux duellistes.</text:p>
      <text:p text:style-name="Corpus_20_Note">Est considéré comme « soutien » tout soldat allié « valide » dont l'intégralité du socle est située à moins de 3ps du point de contact entre les socles des duellistes.</text:p>
      <text:p text:style-name="Corpus_20_A">Faites la différence entre le total des soutiens des deux duellistes. </text:p>
      <text:p text:style-name="Corpus_20_Note">Si le résultat est nul il n'y a pas de bonus lié au soutien.</text:p>
      <text:p text:style-name="Corpus_20_Note">Si le résultat est à l'avantage d'un duelliste, celui-ci reçoit un bonus en fonction de son avantage numérique :</text:p>
      <text:p text:style-name="Corpus_20_Note">Soutien surnuméraire de :</text:p>
      <text:p text:style-name="Corpus_20_Note"><text:tab/>1 donne 1D10 supplémentaire</text:p>
      <text:p text:style-name="Corpus_20_Note"><text:tab/>2 donne 2D10 supplémentaires</text:p>
      <text:p text:style-name="Corpus_20_Note"><text:tab/>3 donne 2D10 supplémentaires et +1 au résultat du meilleur jet.</text:p>
      <text:p text:style-name="Corpus_20_Note"><text:tab/>4 et + donnent 2D10 supplémentaires et +2 au résultat du meilleur jet.</text:p>
      <text:p text:style-name="Corpus_20_A">Lancez 1D10 pour chacun des deux duellistes.</text:p>
      <text:p text:style-name="Corpus_20_Note">Si un duelliste bénéficie d'un bonus de soutien, lancez pour lui 1D10 ou 2D10 <text:span text:style-name="T1">supplémentaires</text:span> en fonction de la valeur de cet avantage. </text:p>
      <text:p text:style-name="Corpus_20_Note">Si un duelliste possède une arme de corps à corps lancez pour lui 1D10 supplémentaire.</text:p>
      <text:p text:style-name="Corpus_20_A">Conservez le résultat de D10 le plus avantageux pour votre soldat parmi les résultats obtenus sur le ou les (au maximum 4) dés que vous avez lancé pour lui.</text:p>
      <text:p text:style-name="Corpus_20_A">Ajoutez à ce résultat la capacité de combat (CC) de votre soldat, et éventuellement :</text:p>
      <text:p text:style-name="Corpus_20_Note">Si un duelliste bénéficie d'un bonus de soutien de 3 ajoutez 1 à son résultat.</text:p>
      <text:p text:style-name="Corpus_20_Note">Si un duelliste bénéficie d'un bonus de soutien de 4 ou plus ajoutez 2 à son résultat.</text:p>
      <text:p text:style-name="Corpus_20_Note">Si un duelliste a reçu l'ordre « tir appuyé » il retranche 4 à son résultat.</text:p>
      <text:p text:style-name="Corpus_20_Note"><text:soft-page-break/>Si un duelliste a reçu l'ordre « manœuvre » ou « mouvement » mais qu'il a tiré, il retranche 2 à son résultat.</text:p>
      <text:p text:style-name="Corpus_20_Note">Si un duelliste a reçu l'ordre « déplacement » ou qu'il était « bloqué » avant ce combat, il retranche 2 à son résultat.</text:p>
      <text:p text:style-name="Corpus_20_A">Comparez les résultats finals des deux duellistes.</text:p>
      <text:p text:style-name="Corpus_20_Note">En cas d'égalité, ou si la différence de score est de 2 points <text:span text:style-name="T4">au maximum</text:span>, le résultat du duel est déclaré « incertain »<text:span text:style-name="T1"> et chacun des duellistes inflige une touche à l’autre sans possibilité d’esquive. (note de design, les deux protagoniste se sont laisse allé au combat pensant chacun avoir le dessus, et s’aperçoivent trop tard qu’en échange du coup qu’ils ont porte il en on reçu un de leur adversaire)</text:span></text:p>
      <text:p text:style-name="Corpus_20_Note">Si l'un des deux duellistes a un score supérieur de 3,4 ou<text:span text:style-name="T8"> </text:span><text:span text:style-name="T5">5 </text:span>points à celui de son adversaire il ne subit pas de touche, en revanche son adversaire est touché <text:span text:style-name="T1">deux fois</text:span> et doit faire un « test de sauvegarde » <text:span text:style-name="T1">pour chacune de ces touches ou tenter une esquive</text:span>.</text:p>
      <text:p text:style-name="Corpus_20_Note">Si l'un des deux duellistes a un score supérieur de<text:span text:style-name="T8"> <text:s/></text:span><text:span text:style-name="T5">5</text:span><text:span text:style-name="T8">,</text:span>6 ou 7 points à celui de son adversaire il ne subit pas de touche, en revanche son adversaire est touché <text:span text:style-name="T1">trois fois</text:span> et doit <text:span text:style-name="T4">faire</text:span> un « test de sauvegarde » <text:span text:style-name="T1">pour chacune de ces touches ou tenter une esquive</text:span>.</text:p>
      <text:p text:style-name="Corpus_20_Note">Si l'un des deux duellistes a un score supérieur de 8 points ou plus à celui de son adversaire il ne subit pas de touche, en revanche son adversaire est touché quatre fois et doit faire un « test de sauvegarde » <text:span text:style-name="T1">pour chacune de ces touches ou tenter une esquive</text:span>.</text:p>
      <text:p text:style-name="Title_20_Shobido_20_2">esquives</text:p>
      <text:p text:style-name="Corpus_20_A">Au cours de cette phase les soldats ayant perdu un corps à corps <text:span text:style-name="T1">(ie qui subissent au moins 2 touches)</text:span> peuvent tenter un mouvement de recul afin de minimiser leur défaite, ainsi en cas de succès il pourraient bien n’avoir perdu que du terrain<text:span text:style-name="T6"> et leur utilité future dans le tour de combat</text:span>, néanmoins il arrive que ce genre de manœuvre ne suffise pas à sauver un soldat.</text:p>
      <text:p text:style-name="P11">IMPORTANT : Effectuer une esquive pour quitter un corps à corps n'est nécessaire que dans le cas où le soldat est « engagé ». Les soldats surnuméraires d'un combat complexe ne sont pas « engagés », ils peuvent donc tous le quitter sauf l'un d'entre eux.</text:p>
      <text:p text:style-name="Corpus_20_A">Une esquive permet en cas de succès à un soldat <text:s/><text:span text:style-name="T4">touché</text:span> en corps à corps de s'en dégager immédiatement et <text:span text:style-name="T1">d’échanger sa place avec un soldat de son camp en position de soutien, en l’absence d’un tel soldat un mouvement de 4 pas doit être effectué en direction de la zone de retraite de son armée. Ce faisant il hérite de fait immédiatement du statut « bloqué », mais en contrepartie il bénéficie de chances de reduire le nombre de touches qu’il à subi.</text:span></text:p>
      <text:p text:style-name="P5"/>
      <text:p text:style-name="P10">NdD : Cette nouvelle procédure me paraît intéressante pour la première raison qu’elle permet de ne pas encore alourdir le jeu avec la détermination d’un mouvement de 4 pas, vers ou, y a-t-il la place, quelle distance, min...maxi etc... l’esquive revient donc à remplacer un soldat qui a perdu par un soldat qui va tenir la ligne a sa place, ce qui fait que le groupe en est affaibli, car le soldat remplaçant se retrouve « engagé »<text:span text:style-name="T9"> il perd donc ses capacités de soutien des autres cac </text:span><text:span text:style-name="T10">(bah en fait non, un soldat engagé est valide, il garde donc à priori sa capacité de soutien)</text:span><text:span text:style-name="T9"> </text:span>et est plus proche des lignes ennemies et pourrait donc rapidement lui aussi se faire botter le train, il ne pourra plus non plus contre-charger, parallèlement le soldat remplacé est bloqué, il ne peut donc pas non plus soutenir comme son remplaçant le faisait.</text:p>
      <text:p text:style-name="P10"><text:soft-page-break/>d’un point de vue global les possibilité de percée s’en trouvent relativement amoindries car faire un trou peut en définitive prendre du temps s’il y a beaucoup de monde pour « combler » en revanche les camps s’affaiblisse sur une large zone et du coups perdent «  de la résilience » le groupe etant de moins en moins solide et soudé à mesure qu’il est criblé de soldats inutiles un peu partout et faute de retraite organisée par le joueur en phase de mouvement le tout peut se terminer par un violent massacre alors que depuis plusieurs tour la ligne n’avancait que tres peu. En définitive un joueur charge peut décider de causer des trous en perdant des soldats mais en gardant une deuxième ligne/troisième ligne solide et la possibilité d’une contre charge devastatrice, ou saborder sa deuxieme ligne pour conserver son « terrain » en usant de la methode de l’esquive auquel cas il disposera d’une contre charge bien moins percutante la pluspart de ses soldats etant bloques, ou ayant comble un trou.</text:p>
      <text:p text:style-name="Corpus_20_A"><text:span text:style-name="T1">Pour savoir </text:span><text:span text:style-name="T1">ce que donne la procédure d’esquive</text:span><text:span text:style-name="T1"> le soldat doit faire un </text:span><text:span text:style-name="T1">duel d’initiative contre son adversaire</text:span><text:span text:style-name="T1"> </text:span><text:span text:style-name="T1">D10 + ini comparé à D10 +ini </text:span></text:p>
      <text:p text:style-name="P5">victoire → fuite touches annulées, soldat bloqué position échangé avec un soldat de son camp. Le soldat s enfuie dans son camp en esquivant l’affrontement et les mauvais coups.</text:p>
      <text:p text:style-name="P15">égalité → fuite 1 touche sans md de svg subie, soldat bloqué position échangé avec un soldat de son camp, le soldat dans sa fuite a été touche de justesse, ou il a accepte de prendre un coup sans gravite coup de pied/coude/ bousculade mais à évité les coups les plus dangereux. <text:span text:style-name="T7">Issue qui pourrait éventuellement être supprimée après test , le soldat étant de toute façon bloqué, le combat dans sa globalité ne sera pas remis en question par ce résultat un peu mi figue-mi raisin qui demande un jet de svg avec règle « spéciale » de ne pas utiliser l'arme de l'adversaire, (avantage donc les soldats avec une bonne armure) avec un jet de blessure qui risque au final de donner à nouveau le résultat bloqué → 2 jets potentiels pour peu d'incidence sur les combats...</text:span></text:p>
      <text:p text:style-name="P5">Défaite → fuite 1 blessure automatique sans sauvegarde possible, soldat blesse ( bloque/tapis/HdC) position échangée avec un soldat de son camp.</text:p>
      <text:p text:style-name="P8">Il est important de noter qu’une esquive <text:span text:style-name="T4">ne </text:span>peut être exécutée <text:span text:style-name="T4">qu'</text:span>en utilisant un soldat <text:s/>non bloque et non engage <text:span text:style-name="T4">!</text:span><text:span text:style-name="T6">mais qui à déjà livré un corps à corps ce tour ci ( mais qui n’est plus engagé car il à été remplacé par un camarade qui à chargé le m^me adversaire que lui).</text:span></text:p>
      <text:p text:style-name="P9"/>
      <text:p text:style-name="Corpus_20_A"><text:span text:style-name="T3">Pour qu'une esquive soit un succès, le soldat doit se désengager de la totalité de ses adversaires en contact. </text:span><text:span text:style-name="T3">Et ne peut pas.</text:span></text:p>
      <text:p text:style-name="P8">Status quo, </text:p>
      <text:p text:style-name="P8">il peut arriver que des soldats soient en contact alors que ni l’un ni l’autre n’a charge ce tour ci, une fois que toutes les chages de la phase decroissante et toutes les charges de la phase croissante ont été effectuées les soldats qui sont en contact mais n’ont pas encore livré de duel ce tour ci, on procède alors à un duel pour chaque paire de ce type.</text:p>
      <text:p text:style-name="Corpus_20_A">IMPORTANT : <text:span text:style-name="T4">Un soldat « au tapis » ne peut pas se battre, il est mis « hors combat » s'il est « chargé » par un adversaire.</text:span></text:p>
      <text:p text:style-name="P1"><text:soft-page-break/>réorganisation</text:p>
      <text:p text:style-name="P6">a ce moment du jeu tout soldat au tapis en contact socle à socle avec un ennemi doit faire l’objet d’une intervention contre mise à mort faute de quoi il est immédiatement retiré du jeu.</text:p>
      <text:p text:style-name="P6">Lorsqu’un soldat « au tapis » va être mis à mort un soldat valide et non engagé de son camp distant de moins de 3 pas (de centre à centre des socles) peut déclarer une intervention contre mise à mort, et s’il réussi un jet d’initiative (D10 &lt; initiative) remplace son camarade (les positions des deux modèles sont alors échangés) créant ainsi une position de staus quo en cas d’égalité son camarade subit une touche avant que les positions ne soient echangées, en cas d’echec le soldat au tapis est tué avant d’être remplacé.</text:p>
      <text:p text:style-name="P7">Il est important de noter qu’une intervention peut etre exécutée en utilisant un soldat non bloque et non engage mais qui à déjà livré un corps à corps ce tour ci ( mais qui n’est plus engagé car il à été remplacé par un camarade qui à chargé le même adversaire que lui).</text:p>
      <text:p text:style-name="P6">La difference entre un intervention contre charge et une intervention contre mise a mort tient dans le fait, qu’apres une intervention contre charge un combat est tout de meme livré alors qu’apres une intervention contre mise à mort il n’y a pas de combat les deux ennemis sont simplement « engagés » et vont le rester jusqu’a la prochaine phase de corps à corps.</text:p>
      <text:p text:style-name="Title_20_Shobido_20_3">annexe</text:p>
      <text:p text:style-name="Title_20_Shobido_20_2">Rappel </text:p>
      <text:p text:style-name="Corpus_20_Note">« tir appuyé » donne un malus de 4 en CC.</text:p>
      <text:p text:style-name="Corpus_20_Note">« manœuvre » donne un malus de 2 en CC si le soldat a tiré.</text:p>
      <text:p text:style-name="Corpus_20_Note">« mouvement » donne un malus de 2 en CC si le soldat a tiré.</text:p>
      <text:p text:style-name="Corpus_20_Note">« déplacement » ne donne ni bonus, ni malus.</text:p>
      <text:p text:style-name="Corpus_20_Note">« bloqué » donne un malus de 2.</text:p>
      <text:p text:style-name="Corpus_20_Note">« au tapis » un soldat au tapis ne peut pas se battre, il sera automatiquement mis « hors combat » s'il est engagé au contact d’un adversaire <text:span text:style-name="T1">au moment de la phase de ralliement</text:span>.</text:p>
      <text:p text:style-name="Corpus_20_Note"/>
      <text:p text:style-name="P4"/>
      <text:p text:style-name="P2">A l’issu des de place tout soldat au tapis en contact avec au moins un ennemi valide et non engagé est immédiatement retiré du jeu.</text:p>
      <text:p text:style-name="P3"/>
      <text:p text:style-name="P2">RS implacable : les soldats implacables ne fuient jamais en corps à corps et ne peuvent jamais tenter une esquive pour mitiger les touches, ils peuvent cependant tenter de se désengager lors de la phase de mouvement pour bouger cf « feinte de corps ».</text:p>
      <text:p text:style-name="P2"/>
      <text:p text:style-name="P14">Il est impossible d'utiliser un mouvement autre que « charge » pour effectuer un mouvement qui amènerais deux soldats ennemis à passer à moins d'1ps socle à socle au cours ou à la fin de ce mouvement. (afin d'éviter les contournements abusifs et les traversés de cac. Tant que la ligne de front est cohérente elle est imperméable à l'ennemi...)</text:p>
      <text:p text:style-name="P14"><text:soft-page-break/>Il est impossible de charger un adversaire déjà engagé.(on peut donc toujours charger 1 soldat bloqué puisque bloqué = pas engagé. On autorise en quelque sorte les mouvements de finishs, mais un soldat qui a bravement combattu dans un round de corps à corps à un instant donné ne doit pas pouvoir etre recyclé à volonté pour de nouveaux rounds → cela devrait aussi favoriser un comportement plus « safe » sur les charges car mieux vaudra gagner une bonne fois pour toute que de multiplier les victoires sur le fi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Copperplate Gothic Bold" svg:font-family="'Copperplate Gothic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Title_20_Shobido_20_1" style:display-name="Title Shobido 1" style:family="paragraph" style:default-outline-level="1" style:list-style-name=""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1" fo:font-size="12pt" fo:letter-spacing="0.071cm" fo:font-style="normal" style:text-underline-style="solid" style:text-underline-width="auto" style:text-underline-color="font-color" fo:font-weight="bold" style:text-scale="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3T22:14:44.84</meta:creation-date>
    <dc:date>2013-12-16T01:40:49.02</dc:date>
    <meta:editing-duration>PT2H29M46S</meta:editing-duration>
    <meta:editing-cycles>3</meta:editing-cycles>
    <meta:generator>OpenOffice.org/3.4.1$Win32 OpenOffice.org_project/341m1$Build-9593</meta:generator>
    <meta:document-statistic meta:table-count="0" meta:image-count="0" meta:object-count="0" meta:page-count="6" meta:paragraph-count="72" meta:word-count="2842" meta:character-count="15617"/>
  </office:meta>
</office:document-meta>
</file>